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7.058cm" svg:height="1.283cm" svg:x="2.014cm" svg:y="2.317cm">
          <text:p text:style-name="P1">Connession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58cm" svg:height="1.283cm" svg:x="2.01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058cm" svg:height="1.284cm" svg:x="2.014cm" svg:y="4.8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058cm" svg:height="1.283cm" svg:x="2.014cm" svg:y="9.55cm">
          <text:p text:style-name="P1">Connessi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58cm" svg:height="1.284cm" svg:x="2.014cm" svg:y="10.8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58cm" svg:height="1.283cm" svg:x="2.014cm" svg:y="12.11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543cm" svg:y1="6.167cm" svg:x2="5.543cm" svg:y2="9.55cm" draw:start-shape="id1" draw:start-glue-point="2" draw:end-shape="id2" draw:end-glue-point="0" svg:d="M5543 6167v3383" svg:viewBox="0 0 1 3384">
          <text:p/>
        </draw:connector>
        <draw:custom-shape draw:style-name="gr1" draw:text-style-name="P1" draw:layer="layout" svg:width="7.058cm" svg:height="1.283cm" svg:x="14.098cm" svg:y="2.2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58cm" svg:height="1.284cm" svg:x="14.098cm" svg:y="3.4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58cm" svg:height="1.283cm" svg:x="14.098cm" svg:y="4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13cm" svg:height="3.733cm" svg:x="1.8cm" svg:y="14.567cm">
          <text:p text:style-name="P1">Classi che si occupano</text:p>
          <text:p text:style-name="P1">della gestione delle </text:p>
          <text:p text:style-name="P1">connession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13cm" svg:height="3.734cm" svg:x="20.087cm" svg:y="6.633cm">
          <text:p text:style-name="P1">Classe che si occupa</text:p>
          <text:p text:style-name="P1">di inoltrare richieste</text:p>
          <text:p text:style-name="P1">al databas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6-19T18:42:22.798288970</meta:creation-date>
    <meta:generator>LibreOffice/4.2.8.2$Linux_X86_64 LibreOffice_project/420m0$Build-2</meta:generator>
    <dc:date>2015-06-19T19:22:51.799221351</dc:date>
    <dc:creator>Leonardo </dc:creator>
    <meta:editing-duration>PT1M11S</meta:editing-duration>
    <meta:editing-cycles>3</meta:editing-cycles>
    <meta:document-statistic meta:object-count="12"/>
  </office:meta>
</office:document-meta>
</file>